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Open Sans" svg:font-family="Open Sans" style:font-family-generic="swiss" style:font-pitch="variable" svg:panose-1="2 11 6 6 3 5 4 2 2 4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user" style:master-page-name="MP0" style:family="paragraph">
      <style:paragraph-properties fo:break-before="page" fo:line-height="0.3472in"/>
    </style:style>
    <style:style style:name="P6" style:parent-style-name="Standarduser" style:family="paragraph">
      <style:paragraph-properties fo:line-height="0.3472in"/>
    </style:style>
    <style:style style:name="P7" style:parent-style-name="Standarduser" style:family="paragraph">
      <style:paragraph-properties fo:line-height="0.3472in"/>
    </style:style>
    <style:style style:name="P8" style:parent-style-name="Standarduser" style:family="paragraph">
      <style:paragraph-properties fo:line-height="0.3472in"/>
    </style:style>
    <style:style style:name="P9" style:parent-style-name="Standarduser" style:family="paragraph">
      <style:paragraph-properties fo:line-height="0.3472in"/>
    </style:style>
    <style:style style:name="P10" style:parent-style-name="Standarduser" style:family="paragraph">
      <style:paragraph-properties fo:line-height="0.3472in"/>
    </style:style>
    <style:style style:name="P11" style:parent-style-name="Standarduser" style:family="paragraph">
      <style:paragraph-properties fo:line-height="0.3472in">
        <style:tab-stops>
          <style:tab-stop style:type="left" style:position="4.0888in"/>
          <style:tab-stop style:type="left" style:position="4.1444in"/>
          <style:tab-stop style:type="left" style:position="4.2555in"/>
          <style:tab-stop style:type="left" style:position="4.5111in"/>
        </style:tab-stops>
      </style:paragraph-properties>
    </style:style>
    <style:style style:name="P12" style:parent-style-name="Standarduser" style:family="paragraph">
      <style:paragraph-properties fo:line-height="0.3472in">
        <style:tab-stops>
          <style:tab-stop style:type="left" style:position="4.0888in"/>
          <style:tab-stop style:type="left" style:position="4.1444in"/>
          <style:tab-stop style:type="left" style:position="4.2555in"/>
          <style:tab-stop style:type="left" style:position="4.5111in"/>
        </style:tab-stops>
      </style:paragraph-properties>
    </style:style>
    <style:style style:name="P13" style:parent-style-name="Standarduser" style:family="paragraph">
      <style:paragraph-properties fo:line-height="0.3472in">
        <style:tab-stops>
          <style:tab-stop style:type="left" style:position="4.0888in"/>
          <style:tab-stop style:type="left" style:position="4.1444in"/>
          <style:tab-stop style:type="left" style:position="4.2555in"/>
          <style:tab-stop style:type="left" style:position="4.5111in"/>
        </style:tab-stops>
      </style:paragraph-properties>
    </style:style>
    <style:style style:name="P14" style:parent-style-name="Standarduser" style:family="paragraph">
      <style:paragraph-properties fo:line-height="0.3472in">
        <style:tab-stops>
          <style:tab-stop style:type="left" style:position="4.0888in"/>
          <style:tab-stop style:type="left" style:position="4.1444in"/>
          <style:tab-stop style:type="left" style:position="4.2555in"/>
          <style:tab-stop style:type="left" style:position="4.5111in"/>
        </style:tab-stops>
      </style:paragraph-properties>
    </style:style>
    <style:style style:name="P15" style:parent-style-name="Standarduser" style:family="paragraph">
      <style:paragraph-properties fo:line-height="0.3472in">
        <style:tab-stops>
          <style:tab-stop style:type="left" style:position="4.0888in"/>
          <style:tab-stop style:type="left" style:position="4.1444in"/>
          <style:tab-stop style:type="left" style:position="4.2555in"/>
          <style:tab-stop style:type="left" style:position="4.5111in"/>
        </style:tab-stops>
      </style:paragraph-properties>
    </style:style>
    <style:style style:name="P16" style:parent-style-name="Standarduser" style:family="paragraph">
      <style:paragraph-properties fo:line-height="0.3472in">
        <style:tab-stops>
          <style:tab-stop style:type="left" style:position="4.0888in"/>
          <style:tab-stop style:type="left" style:position="4.1444in"/>
          <style:tab-stop style:type="left" style:position="4.2555in"/>
          <style:tab-stop style:type="left" style:position="4.5111in"/>
        </style:tab-stops>
      </style:paragraph-properties>
    </style:style>
    <style:style style:name="P17" style:parent-style-name="Standarduser" style:family="paragraph">
      <style:paragraph-properties fo:line-height="0.3472in">
        <style:tab-stops>
          <style:tab-stop style:type="left" style:position="4.0888in"/>
          <style:tab-stop style:type="left" style:position="4.1444in"/>
          <style:tab-stop style:type="left" style:position="4.2555in"/>
          <style:tab-stop style:type="left" style:position="4.5111in"/>
        </style:tab-stops>
      </style:paragraph-properties>
    </style:style>
    <style:style style:name="P18" style:parent-style-name="Standarduser" style:family="paragraph">
      <style:paragraph-properties fo:line-height="0.3472in">
        <style:tab-stops>
          <style:tab-stop style:type="left" style:position="4.0888in"/>
          <style:tab-stop style:type="left" style:position="4.1444in"/>
          <style:tab-stop style:type="left" style:position="4.2555in"/>
          <style:tab-stop style:type="left" style:position="4.5111in"/>
        </style:tab-stops>
      </style:paragraph-properties>
    </style:style>
    <style:style style:name="T19" style:parent-style-name="DefaultParagraphFont" style:family="text">
      <style:text-properties style:font-name="Open Sans" fo:font-style="italic" style:font-style-asian="italic" style:font-style-complex="italic" fo:color="#000000" fo:font-size="11pt" style:font-size-asian="11pt"/>
    </style:style>
    <style:style style:name="T20" style:parent-style-name="DefaultParagraphFont" style:family="text">
      <style:text-properties fo:font-style="italic" style:font-style-asian="italic" style:font-style-complex="italic"/>
    </style:style>
    <style:style style:name="P21" style:parent-style-name="Standarduser" style:family="paragraph">
      <style:paragraph-properties fo:line-height="0.3472in">
        <style:tab-stops>
          <style:tab-stop style:type="left" style:position="4.0888in"/>
          <style:tab-stop style:type="left" style:position="4.1444in"/>
          <style:tab-stop style:type="left" style:position="4.2555in"/>
          <style:tab-stop style:type="left" style:position="4.5111in"/>
        </style:tab-stops>
      </style:paragraph-properties>
    </style:style>
    <style:style style:name="P22" style:parent-style-name="Standarduser" style:family="paragraph">
      <style:paragraph-properties fo:line-height="0.3472in">
        <style:tab-stops>
          <style:tab-stop style:type="left" style:position="4.0888in"/>
          <style:tab-stop style:type="left" style:position="4.1444in"/>
          <style:tab-stop style:type="left" style:position="4.2555in"/>
          <style:tab-stop style:type="left" style:position="4.5111in"/>
        </style:tab-stops>
      </style:paragraph-properties>
    </style:style>
    <style:style style:name="P23" style:parent-style-name="Standard" style:family="paragraph">
      <style:text-properties style:font-name="Calibri, sans-serif" fo:font-size="11pt" style:font-size-asian="11pt"/>
    </style:style>
  </office:automatic-styles>
  <office:body>
    <office:text text:use-soft-page-breaks="true">
      <text:p text:style-name="P1">1. <text:s text:c="2"/>Surname………………………………………………………………………………………............</text:p>
      <text:p text:style-name="P6">2. <text:s text:c="2"/>Christian names…………………………………………..Call name………………………..............</text:p>
      <text:p text:style-name="P7">3. <text:s text:c="2"/>Address: -</text:p>
      <text:p text:style-name="P8">Home:………………………………………………………………………...............................................</text:p>
      <text:p text:style-name="P9">Postal: ………………………………………………………………………..…………………………...</text:p>
      <text:p text:style-name="P10">E-mail………………………………………………………………………………...................................</text:p>
      <text:p text:style-name="P11">4. <text:s text:c="2"/>Contact numbers: Phone………………………………..Cell…………………………………............</text:p>
      <text:p text:style-name="P12">5. <text:s text:c="2"/>IDnumber………………………………………………………………………………………...........</text:p>
      <text:p text:style-name="P13">6. <text:s text:c="2"/>Government Department?………………………………...........Section?…………………………….</text:p>
      <text:p text:style-name="P14">7. <text:s text:c="2"/>Please underline where you can possibly assist: Collection &amp; Colation of information; Media liaison; Administration and logistics; Legal matters; Economic matters; Recruiting members; Fund raising; other………………………………………………………………………………………….</text:p>
      <text:p text:style-name="P15">Membership fees: <text:s/>R300.00 per year, payable monthly / yearly is a guideline. More or less will also</text:p>
      <text:p text:style-name="P16"><text:s/>be welcome</text:p>
      <text:p text:style-name="P17">Signed at……………………………………..on………..day of………………………...20……….</text:p>
      <text:p text:style-name="P18">Banking details: <text:s text:c="2"/>FNB Gold Business Account Number 62743347454, Branchcode:<text:s/><text:span text:style-name="T19">251345</text:span><text:span text:style-name="T20"><text:s/></text:span><text:s/>. <text:s text:c="2"/>Name: <text:s text:c="2"/>Association for Monitoring and Advocacy of Government Pensions. NPO Registration No 198-822</text:p>
      <text:p text:style-name="P21">Please e-mail completed form to: Gerda Putter <text:s text:c="2"/>- <text:s/><text:a xlink:href="mailto:gerda.putter@gmail.com" office:target-frame-name="_top" xlink:show="replace">gerda.putter@gmail.com</text:a><text:s text:c="2"/>/ Alan Luck <text:s/>- <text:s/><text:a xlink:href="mailto:armyrenewal@vodamail.co.za" office:target-frame-name="_top" xlink:show="replace">ar</text:a><text:a xlink:href="mailto:armyrenewal@vodamail.co.za" office:target-frame-name="_top" xlink:show="replace">my</text:a><text:a xlink:href="mailto:armyrenewal@vodamail.co.za" office:target-frame-name="_top" xlink:show="replace">renewal@vodamail.co.za</text:a></text:p>
      <text:p text:style-name="P22"/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Open Sans" svg:font-family="Open Sans" style:font-family-generic="swiss" style:font-pitch="variable" svg:panose-1="2 11 6 6 3 5 4 2 2 4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user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user">
      <style:text-properties fo:hyphenate="false"/>
    </style:style>
    <style:style style:name="Caption" style:display-name="Caption" style:family="paragraph" style:parent-style-name="Standarduser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user">
      <style:paragraph-properties text:number-lines="false"/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extbodyuser" style:display-name="Text body (user)" style:family="paragraph" style:parent-style-name="Standarduser">
      <style:paragraph-properties fo:margin-bottom="0.0972in" fo:line-height="120%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Mangal" fo:font-size="8pt" style:font-size-asian="8pt" style:font-size-complex="7pt" fo:hyphenate="false"/>
    </style:style>
    <style:style style:name="Internetlinkuser" style:display-name="Internet link (user)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BalloonTextChar" style:display-name="Balloon Text Char" style:family="text" style:parent-style-name="DefaultParagraphFont">
      <style:text-properties style:font-name="Tahoma" style:font-name-asian="Tahoma" style:font-name-complex="Mangal" fo:font-size="8pt" style:font-size-asian="8pt" style:font-size-complex="7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2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fo:language="en" fo:country="ZA" style:language-asian="en" style:country-asian="ZA" style:language-complex="ar" style:country-complex="SA"/>
    </style:style>
    <style:style style:name="P4" style:parent-style-name="Standarduser" style:family="paragraph">
      <style:paragraph-properties fo:text-align="center"/>
      <style:text-properties fo:font-weight="bold" style:font-weight-asian="bold"/>
    </style:style>
    <style:style style:name="P5" style:parent-style-name="Header" style:family="paragraph">
      <style:text-properties style:font-name="Calibri" fo:language="en" fo:country="ZA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Picture 2" text:anchor-type="as-char" svg:x="0in" svg:y="0in" svg:width="5.96654in" svg:height="1.45827in" style:rel-width="scale" style:rel-height="scale"><draw:image xlink:href="media/image1.png" xlink:type="simple" xlink:show="embed" xlink:actuate="onLoad"/><svg:title/><svg:desc/></draw:frame></text:span></text:p>
        <text:p text:style-name="P4">MEMBERSHIP APPLICATION</text:p>
        <text:p text:style-name="P5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rrol</meta:initial-creator>
    <dc:creator>MIT</dc:creator>
    <meta:creation-date>2018-03-17T07:55:00Z</meta:creation-date>
    <dc:date>2018-03-17T07:56:00Z</dc:date>
    <meta:print-date>2018-03-17T07:55:00Z</meta:print-date>
    <meta:template xlink:href="Normal" xlink:type="simple"/>
    <meta:editing-cycles>2</meta:editing-cycles>
    <meta:editing-duration>PT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19" meta:character-count="1468" meta:row-count="10" meta:non-whitespace-character-count="1251"/>
  </office:meta>
</office:document-meta>
</file>